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78.56mm" fo:margin-left="10.92mm" table:align="left"/>
    </style:style>
    <style:style style:name="Tabela1.A" style:family="table-column">
      <style:table-column-properties style:column-width="25.98mm"/>
    </style:style>
    <style:style style:name="Tabela1.B" style:family="table-column">
      <style:table-column-properties style:column-width="52.58mm"/>
    </style:style>
    <style:style style:name="Tabela1.A1" style:family="table-cell">
      <style:table-cell-properties fo:padding="0.97mm" fo:border-left="0.5pt solid #000000" fo:border-right="none" fo:border-top="0.5pt solid #000000" fo:border-bottom="0.5pt solid #000000"/>
    </style:style>
    <style:style style:name="Tabela1.B1" style:family="table-cell">
      <style:table-cell-properties fo:padding="0.97mm" fo:border="0.5pt solid #000000"/>
    </style:style>
    <style:style style:name="Tabela1.A2" style:family="table-cell">
      <style:table-cell-properties fo:padding="0.97mm" fo:border-left="0.5pt solid #000000" fo:border-right="none" fo:border-top="none" fo:border-bottom="0.5pt solid #000000"/>
    </style:style>
    <style:style style:name="Tabela1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b280" officeooo:paragraph-rsid="0012b280"/>
    </style:style>
    <style:style style:name="P2" style:family="paragraph" style:parent-style-name="Standard">
      <style:text-properties fo:color="#c9211e" loext:opacity="100%" fo:font-size="22pt" fo:font-weight="bold" officeooo:rsid="0012b280" officeooo:paragraph-rsid="0012b280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c9211e" loext:opacity="100%" fo:font-size="14pt" officeooo:rsid="0012b280" officeooo:paragraph-rsid="001891f9" style:font-size-asian="10pt" style:font-size-complex="10pt"/>
    </style:style>
    <style:style style:name="P4" style:family="paragraph" style:parent-style-name="Standard">
      <style:text-properties fo:color="#00a933" loext:opacity="100%" fo:font-size="16pt" officeooo:rsid="0012b280" officeooo:paragraph-rsid="0012b280" style:font-size-asian="10pt" style:font-size-complex="10pt"/>
    </style:style>
    <style:style style:name="P5" style:family="paragraph" style:parent-style-name="Standard">
      <style:text-properties fo:font-size="14pt" officeooo:rsid="0012b280" officeooo:paragraph-rsid="0012b280" style:font-size-asian="10pt" style:font-size-complex="10pt"/>
    </style:style>
    <style:style style:name="P6" style:family="paragraph" style:parent-style-name="Standard">
      <style:text-properties fo:font-size="14pt" officeooo:rsid="0012b280" officeooo:paragraph-rsid="001891f9" style:font-size-asian="10pt" style:font-size-complex="10pt"/>
    </style:style>
    <style:style style:name="P7" style:family="paragraph" style:parent-style-name="Standard">
      <style:text-properties fo:font-size="16pt" officeooo:rsid="0012b280" officeooo:paragraph-rsid="0012b280"/>
    </style:style>
    <style:style style:name="P8" style:family="paragraph" style:parent-style-name="Standard">
      <style:text-properties fo:font-size="16pt" officeooo:rsid="0012b280" officeooo:paragraph-rsid="0012b280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fo:color="#55308d" loext:opacity="100%" fo:font-size="16pt" fo:font-weight="bold" officeooo:rsid="0012b280" officeooo:paragraph-rsid="001609c8" style:font-weight-asian="bold" style:font-weight-complex="bold"/>
    </style:style>
    <style:style style:name="P10" style:family="paragraph" style:parent-style-name="Standard">
      <style:text-properties fo:font-size="14pt" officeooo:rsid="0012b280" officeooo:paragraph-rsid="001891f9" style:font-size-asian="10pt" style:font-size-complex="10pt"/>
    </style:style>
    <style:style style:name="T1" style:family="text">
      <style:text-properties fo:color="#800080" loext:opacity="100%" fo:font-weight="bold" style:font-weight-asian="bold" style:font-weight-complex="bold"/>
    </style:style>
    <style:style style:name="T2" style:family="text">
      <style:text-properties fo:color="#800080" loext:opacity="100%" fo:font-weight="bold" officeooo:rsid="001b8f5d" style:font-weight-asian="bold" style:font-weight-complex="bold"/>
    </style:style>
    <style:style style:name="T3" style:family="text">
      <style:text-properties fo:font-size="14pt" style:font-size-asian="10pt" style:font-size-complex="10pt"/>
    </style:style>
    <style:style style:name="T4" style:family="text">
      <style:text-properties fo:font-size="14pt" officeooo:rsid="001b8f5d" style:font-size-asian="10pt" style:font-size-complex="10pt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b8f5d"/>
    </style:style>
    <style:style style:name="T7" style:family="text">
      <style:text-properties officeooo:rsid="001b8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${<text:span text:style-name="T7">id</text:span>}</text:p>
      <text:p text:style-name="P2">Food card</text:p>
      <text:p text:style-name="P7"/>
      <text:p text:style-name="P7"><text:tab/><text:span text:style-name="T1">Name: ${</text:span><text:span text:style-name="T2">n</text:span><text:span text:style-name="T1">ame}</text:span></text:p>
      <text:p text:style-name="P7"><text:tab/><text:tab/>Contains:</text:p>
      <text:p text:style-name="P7"><text:tab/><text:tab/><text:tab/><text:span text:style-name="T3">Calories :<text:tab/>${</text:span><text:span text:style-name="T4">c</text:span><text:span text:style-name="T3">alories}</text:span></text:p>
      <text:p text:style-name="P5"><text:tab/><text:tab/><text:tab/>Fat :<text:tab/><text:tab/>${<text:span text:style-name="T7">f</text:span>at}</text:p>
      <text:p text:style-name="P5"><text:tab/><text:tab/><text:tab/><text:span text:style-name="T5">Carbs : <text:tab/>${</text:span><text:span text:style-name="T6">c</text:span><text:span text:style-name="T5">arbs}</text:span></text:p>
      <text:p text:style-name="P5"><text:tab/><text:tab/><text:tab/>Protein : <text:tab/>${<text:span text:style-name="T7">p</text:span>rotein}</text:p>
      <text:p text:style-name="P5"><text:tab/><text:tab/><text:tab/>Iron : <text:tab/><text:tab/>${<text:span text:style-name="T7">i</text:span>ron}</text:p>
      <text:p text:style-name="P8"><text:tab/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Calories :</text:p>
          </table:table-cell>
          <table:table-cell table:style-name="Tabela1.B1" office:value-type="string">
            <text:p text:style-name="P6">${<text:span text:style-name="T7">c</text:span>alories}</text:p>
          </table:table-cell>
        </table:table-row>
        <table:table-row>
          <table:table-cell table:style-name="Tabela1.A2" office:value-type="string">
            <text:p text:style-name="P6">Fat :<text:tab/></text:p>
          </table:table-cell>
          <table:table-cell table:style-name="Tabela1.B2" office:value-type="string">
            <text:p text:style-name="P6">${<text:span text:style-name="T7">f</text:span>at}</text:p>
          </table:table-cell>
        </table:table-row>
        <table:table-row>
          <table:table-cell table:style-name="Tabela1.A2" office:value-type="string">
            <text:p text:style-name="P3">Carbs : </text:p>
          </table:table-cell>
          <table:table-cell table:style-name="Tabela1.B2" office:value-type="string">
            <text:p text:style-name="P3">${<text:span text:style-name="T7">c</text:span>arbs}</text:p>
          </table:table-cell>
        </table:table-row>
        <table:table-row>
          <table:table-cell table:style-name="Tabela1.A2" office:value-type="string">
            <text:p text:style-name="P6">Protein : </text:p>
          </table:table-cell>
          <table:table-cell table:style-name="Tabela1.B2" office:value-type="string">
            <text:p text:style-name="P6">${<text:span text:style-name="T7">p</text:span>rotein}</text:p>
          </table:table-cell>
        </table:table-row>
        <table:table-row>
          <table:table-cell table:style-name="Tabela1.A2" office:value-type="string">
            <text:p text:style-name="P6">Iron : <text:tab/></text:p>
          </table:table-cell>
          <table:table-cell table:style-name="Tabela1.B2" office:value-type="string">
            <text:p text:style-name="P6">${<text:span text:style-name="T7">i</text:span>ron}</text:p>
          </table:table-cell>
        </table:table-row>
      </table:table>
      <text:p text:style-name="P8"/>
      <text:p text:style-name="P8"/>
      <text:p text:style-name="P4">Glucose index : </text:p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01:17:14.383883024</meta:creation-date>
    <dc:date>2023-12-30T11:35:39.408650224</dc:date>
    <meta:editing-duration>PT9M1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39" meta:character-count="247" meta:non-whitespace-character-count="195"/>
  </office:meta>
</office:document-meta>
</file>